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0.8866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fo:background-color="#cccccc"/>
    </style:style>
    <style:style style:name="ce3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3" table:number-columns-repeated="99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6" office:value-type="string">
            <text:p>Rot</text:p>
          </table:table-cell>
          <table:table-cell table:style-name="ce36" office:value-type="string">
            <text:p>NoRot</text:p>
          </table:table-cell>
          <table:table-cell table:style-name="ce36" office:value-type="string">
            <text:p>Baby</text:p>
          </table:table-cell>
          <table:table-cell table:style-name="ce36" office:value-type="string">
            <text:p>SaltChance</text:p>
          </table:table-cell>
          <table:table-cell table:style-name="ce36" office:value-type="string">
            <text:p>BurnChance</text:p>
          </table:table-cell>
          <table:table-cell table:number-columns-repeated="997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5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table:style-name="ce30" office:value-type="float" office:value="18">
            <text:p>18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4"/>
          <table:table-cell table:style-name="ce16" office:value-type="string">
            <text:p>Rabbit/0.01/2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2"/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2"/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4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0" office:value-type="float" office:value="12">
            <text:p>12</text:p>
          </table:table-cell>
          <table:table-cell table:style-name="ce32"/>
          <table:table-cell table:style-name="ce32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20">
            <text:p>20</text:p>
          </table:table-cell>
          <table:table-cell table:style-name="ce32"/>
          <table:table-cell table:style-name="ce32" office:value-type="float" office:value="1000">
            <text:p>1000</text:p>
          </table:table-cell>
          <table:table-cell table:number-columns-repeated="1008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">
            <text:p>1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2"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4">
            <text:p>24</text:p>
          </table:table-cell>
          <table:table-cell table:style-name="ce32" office:value-type="float" office:value="5">
            <text:p>5</text:p>
          </table:table-cell>
          <table:table-cell table:style-name="ce32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4" office:value-type="float" office:value="4">
            <text:p>4</text:p>
          </table:table-cell>
          <table:table-cell table:style-name="ce34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4">
            <text:p>4</text:p>
          </table:table-cell>
          <table:table-cell table:style-name="ce34" office:value-type="float" office:value="3">
            <text:p>3</text:p>
          </table:table-cell>
          <table:table-cell table:style-name="ce34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50">
            <text:p>50</text:p>
          </table:table-cell>
          <table:table-cell table:style-name="ce32" office:value-type="float" office:value="4">
            <text:p>4</text:p>
          </table:table-cell>
          <table:table-cell table:style-name="ce32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6">
            <text:p>6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7" office:value-type="string">
            <text:p>yes</text:p>
          </table:table-cell>
          <table:table-cell table:style-name="ce37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7" office:value-type="string">
            <text:p>yes</text:p>
          </table:table-cell>
          <table:table-cell table:style-name="ce37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0">
            <text:p>10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0">
            <text:p>40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0">
            <text:p>30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15">
            <text:p>15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8">
            <text:p>1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80">
            <text:p>8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40">
            <text:p>40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30">
            <text:p>30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3" table:number-columns-repeated="2"/>
          <table:table-cell table:style-name="ce35" table:number-columns-repeated="1008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0">
            <text:p>20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30">
            <text:p>30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0">
            <text:p>40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0">
            <text:p>50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0">
            <text:p>60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0">
            <text:p>70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0">
            <text:p>80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0">
            <text:p>90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45">
            <text:p>45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0">
            <text:p>50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60">
            <text:p>60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0">
            <text:p>10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1/20/2018</text:date>, <text:time>16:1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1-20T16:13:25.45</dc:date>
    <dc:creator>Seab Dinch</dc:creator>
    <meta:editing-duration>P18DT12H54M17S</meta:editing-duration>
    <meta:editing-cycles>157</meta:editing-cycles>
    <meta:generator>OpenOffice/4.1.2$Win32 OpenOffice.org_project/412m3$Build-9782</meta:generator>
    <meta:document-statistic meta:table-count="3" meta:cell-count="1589" meta:object-count="0"/>
  </office:meta>
</office:document-meta>
</file>